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Message1.FormatMessage1( String format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Message.format( String format , Object arg1 , Object arg2 , Object arg3 , Object arg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Message3.buil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Message4.buil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Message1.buil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MessageX.FormatMessageX( String format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MessageX.buil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lierMessage.SupplierMessage( Supplier &lt; ? extends CharSequence &gt; 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Message2.buil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ssag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Message.format( String format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lierMessage.buil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ssage.of( Supplier &lt; ? extends CharSequence &gt; 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Message4.FormatMessage4( String format , Object arg1 , Object arg2 , Object arg3 , Object arg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atMessage3.FormatMessage3( String format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atMessage2.FormatMessage2( String format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Message.format( String format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ssage.charA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Message.FormatMessage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Message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ssage.subSequence(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ssage.format( String format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essage.format( String format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